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a1a" officeooo:paragraph-rsid="00068a1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8a1a" officeooo:paragraph-rsid="00068a1a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68a1a" officeooo:paragraph-rsid="00068a1a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68a1a" officeooo:paragraph-rsid="00068a1a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068a1a" officeooo:paragraph-rsid="00068a1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style:text-underline-style="none" fo:font-weight="normal" officeooo:rsid="00068a1a" officeooo:paragraph-rsid="00068a1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style:text-underline-style="none" fo:font-weight="normal" officeooo:rsid="0006e4df" officeooo:paragraph-rsid="0006e4df" style:font-size-asian="12pt" style:font-size-complex="12pt"/>
    </style:style>
    <style:style style:name="T1" style:family="text">
      <style:text-properties fo:font-variant="normal" fo:text-transform="none" style:font-name="Google Sans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ré</text:p>
      <text:p text:style-name="P1">Martin</text:p>
      <text:p text:style-name="P2">Projet S3 :</text:p>
      <text:p text:style-name="P2"/>
      <text:p text:style-name="P4"/>
      <text:p text:style-name="P3">Infos RFID-RC522 :</text:p>
      <text:p text:style-name="P3">https://www.electronique-mixte.fr/microcontrolleurs/rfid-controle-dacces-par-badge-avec-arduino/</text:p>
      <text:p text:style-name="P4"/>
      <text:p text:style-name="P4"/>
      <text:p text:style-name="P5"><text:span text:style-name="T1">L'UART correspond à récepteur /émetteur asynchrone universelet</text:span><text:span text:style-name="T2"> </text:span><text:span text:style-name="T1">définit un protocole, ou un ensemble de règles, dédié à l'échange de données série entre deux appareils. L'UART est très simple et utilise uniquement deux câbles entre l'émetteur et le récepteur pour émettre et recevoir dans les deux sens.</text:span></text:p>
      <text:p text:style-name="P6"/>
      <text:p text:style-name="P7">Comprendre technique FIFO : https://blog.stratifylabs.dev/device/2013-10-02-A-FIFO-Buffer-Implementation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9:07:55.534455780</meta:creation-date>
    <dc:date>2023-09-21T09:59:28.173621587</dc:date>
    <meta:editing-duration>PT41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0" meta:character-count="543" meta:non-whitespace-character-count="490"/>
  </office:meta>
</office:document-meta>
</file>